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8A4000026F8562DA6D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Opis fabuły gry SURVIVAL</text:p>
      <text:p text:style-name="P2"/>
      <text:p text:style-name="P2">Projekt UnityProjekt</text:p>
      <text:p text:style-name="P4"/>
      <text:p text:style-name="P3">1.Opis gry.</text:p>
      <text:p text:style-name="P1"><text:tab/>Gra jednoosobowa (single player).</text:p>
      <text:p text:style-name="P1"><text:tab/>Gra polega na przeżyciu jak najdłuższego czasu w świecie gry.</text:p>
      <text:p text:style-name="P1"><text:tab/>Gra nie musi sie zakończyć.</text:p>
      <text:p text:style-name="P1"><text:tab/>Plansza gry generowana (nieskończona).</text:p>
      <text:p text:style-name="P1"><text:tab/>Występują przeciwnicy (AI).</text:p>
      <text:p text:style-name="P1"><text:tab/>Współczynniki ograniczają czas trwania gry.</text:p>
      <text:p text:style-name="P3">2.Wstep</text:p>
      <text:p text:style-name="P3"><text:tab/><text:span text:style-name="T1">"Budzisz się po środku lasu dookoła nie widać żadnego śladu cywilizacji ... w oddali <text:tab/>szłyszysz wycie wilków ... do głowy przychodzi ci tylko jedno 'Muszę przetrwać'."</text:span></text:p>
      <text:p text:style-name="P3">3.Rozgrywka</text:p>
      <text:p text:style-name="P3"><text:tab/><text:span text:style-name="T1">Gracz może mieć następujące akcje:</text:span></text:p>
      <text:p text:style-name="P1"><text:tab/>-attack</text:p>
      <text:p text:style-name="P1"><text:tab/>-build campfire</text:p>
      <text:p text:style-name="P1"><text:tab/>-sleep</text:p>
      <text:p text:style-name="P1"><text:tab/>-pick item</text:p>
      <text:p text:style-name="P1"><text:tab/>Gracz może w każdej chwili zapisać stan gry. </text:p>
      <text:p text:style-name="P3">4.Cel gry</text:p>
      <text:p text:style-name="P3"><text:tab/><text:span text:style-name="T1">Celem gry jest jak najdłuższe przeżycie w świecie gry.</text:span></text:p>
      <text:p text:style-name="P3"><text:span text:style-name="T1"/></text:p>
      <text:p text:style-name="P3">5.MOCAP gry</text:p>
      <text:p text:style-name="P3"><draw:frame draw:style-name="fr1" draw:name="grafika1" text:anchor-type="paragraph" svg:x="1.249cm" svg:y="0.82cm" svg:width="14.499cm" svg:height="9.977cm" draw:z-index="0"><draw:image xlink:href="Pictures/20000007000038A4000026F8562DA6D9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19S</meta:editing-duration>
    <meta:editing-cycles>7</meta:editing-cycles>
    <meta:generator>OpenOffice/4.1.5$Win32 OpenOffice.org_project/415m1$Build-9789</meta:generator>
    <dc:date>2018-03-12T21:18:55.88</dc:date>
    <dc:creator>lukasz kapelanczyk</dc:creator>
    <meta:document-statistic meta:table-count="0" meta:image-count="1" meta:object-count="0" meta:page-count="1" meta:paragraph-count="21" meta:word-count="99" meta:character-count="674"/>
    <meta:user-defined meta:name="Info 1"/>
    <meta:user-defined meta:name="Info 2"/>
    <meta:user-defined meta:name="Info 3"/>
    <meta:user-defined meta:name="Info 4"/>
  </office:meta>
</office:document-meta>
</file>